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color="#4c4c4c" draw:fill="none" draw:textarea-horizontal-align="center" draw:textarea-vertical-align="middle"/>
    </style:style>
    <style:style style:name="gr3" style:family="graphic" style:parent-style-name="standard">
      <style:graphic-properties svg:stroke-color="#cccccc" draw:fill="solid" draw:fill-color="#e6e6e6"/>
    </style:style>
    <style:style style:name="gr4" style:family="graphic" style:parent-style-name="standard">
      <style:graphic-properties svg:stroke-color="#b3b3b3" draw:fill="solid" draw:fill-color="#99ccff" draw:opacity="15%" draw:textarea-horizontal-align="justify" draw:textarea-vertical-align="middle" draw:auto-grow-height="false" fo:min-height="0cm" fo:min-width="0cm" draw:shadow-opacity="15%"/>
    </style:style>
    <style:style style:name="gr5" style:family="graphic" style:parent-style-name="standard">
      <style:graphic-properties svg:stroke-width="0cm" svg:stroke-color="#666666" draw:marker-start-width="0.2cm" draw:marker-end="Symmetric_20_Arrow" draw:marker-end-width="0.3cm" fo:padding-top="0.125cm" fo:padding-bottom="0.125cm" fo:padding-left="0.25cm" fo:padding-right="0.25cm"/>
    </style:style>
    <style:style style:name="gr6" style:family="graphic" style:parent-style-name="standard">
      <style:graphic-properties svg:stroke-color="#4c4c4c" draw:marker-end="Symmetric_20_Arrow" draw:marker-end-width="0.3cm"/>
    </style:style>
    <style:style style:name="gr7" style:family="graphic" style:parent-style-name="standard">
      <style:graphic-properties draw:stroke="solid" draw:stroke-dash="Ultrafine_20_Dashed" svg:stroke-color="#4c4c4c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4c4c4c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4c4c4c" draw:marker-end="Symmetric_20_Arrow" draw:marker-end-width="0.3cm"/>
    </style:style>
    <style:style style:name="gr10" style:family="graphic" style:parent-style-name="standard">
      <style:graphic-properties draw:stroke="none" svg:stroke-color="#4c4c4c" draw:marker-end="Symmetric_20_Arrow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Ultrafine_20_2_20_Dots_20_3_20_Dashes" svg:stroke-width="0.102cm" svg:stroke-color="#e6e6ff" draw:marker-start-width="0.352cm" draw:marker-end-width="0.35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end="Arrow" draw:marker-end-width="0.3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12pt"/>
    </style:style>
    <style:style style:name="T2" style:family="text">
      <style:text-properties fo:color="#94bd5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9.122cm" svg:height="0.829cm" svg:x="2.093cm" svg:y="1.895cm">
          <text:p text:style-name="P1"><text:span text:style-name="T1">RuntimeObject</text:span></text:p>
        </draw:rect>
        <draw:rect draw:style-name="gr1" draw:text-style-name="P4" draw:layer="layout" svg:width="9.122cm" svg:height="1.963cm" svg:x="2.093cm" svg:y="2.736cm">
          <text:p text:style-name="P3"><text:span text:style-name="T1">data : Hashtable&lt;String, Object&gt;</text:span></text:p>
          <text:p text:style-name="P3"><text:span text:style-name="T1">properties : Hashtable&lt;String, RuntimeObject&gt;</text:span></text:p>
          <text:p text:style-name="P3"><text:span text:style-name="T1">metaclass : RuntimeObject</text:span></text:p>
        </draw:rect>
        <draw:rect draw:style-name="gr2" draw:text-style-name="P1" draw:id="id1" draw:layer="layout" svg:width="3.909cm" svg:height="0.829cm" svg:x="2.33cm" svg:y="12.443cm">
          <text:p text:style-name="P1"><text:span text:style-name="T1"><text:s/></text:span><text:span text:style-name="T1">:RuntimeObject</text:span></text:p>
        </draw:rect>
        <draw:rect draw:style-name="gr3" draw:text-style-name="P3" draw:layer="layout" svg:width="8.783cm" svg:height="4.783cm" svg:x="4.738cm" svg:y="6.121cm">
          <text:p text:style-name="P3"><text:span text:style-name="T1">class X</text:span><text:span text:style-name="T1"><text:line-break/></text:span><text:span text:style-name="T1">{ </text:span><text:span text:style-name="T1"><text:line-break/></text:span><text:span text:style-name="T1"> <text:s/>reference r_str : kermeta::standard::String</text:span><text:span text:style-name="T1"><text:line-break/></text:span><text:span text:style-name="T1"> <text:s/>attribute r_y : Y</text:span><text:span text:style-name="T2"> // composite property</text:span><text:span text:style-name="T1"><text:line-break/></text:span><text:span text:style-name="T1">}</text:span><text:span text:style-name="T1"><text:line-break/></text:span><text:span text:style-name="T1">class Y {}</text:span><text:span text:style-name="T1"><text:line-break/></text:span><text:span text:style-name="T1">var x : X init X.new</text:span><text:span text:style-name="T1"><text:line-break/></text:span><text:span text:style-name="T1">x.r_str := “Hello”</text:span><text:span text:style-name="T1"><text:line-break/></text:span><text:span text:style-name="T1">x.r_y := Y.new</text:span></text:p>
        </draw:rect>
        <draw:custom-shape draw:style-name="gr4" draw:text-style-name="P5" draw:layer="layout" svg:width="4.621cm" svg:height="1.58cm" svg:x="4.422cm" svg:y="9.28cm">
          <text:p text:style-name="P7"/>
          <draw:enhanced-geometry svg:viewBox="0 0 21600 21600" draw:text-areas="800 800 20800 20800" draw:type="round-rectangular-callout" draw:modifiers="-546.776287321506 42626.1859582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1" draw:id="id3" draw:layer="layout" svg:width="5.717cm" svg:height="0.829cm" svg:x="1.016cm" svg:y="16.952cm">
          <text:p text:style-name="P1"><text:span text:style-name="T1">:Class</text:span></text:p>
        </draw:rect>
        <draw:connector draw:style-name="gr5" draw:text-style-name="P1" draw:layer="layout" draw:type="curve" svg:x1="2.33cm" svg:y1="12.857cm" svg:x2="2.429cm" svg:y2="14.991cm" draw:start-shape="id1" draw:start-glue-point="3" draw:end-shape="id2" draw:end-glue-point="3">
          <text:p text:style-name="P1"><text:span text:style-name="T1">getMetaClass()</text:span></text:p>
        </draw:connector>
        <draw:rect draw:style-name="gr2" draw:text-style-name="P1" draw:id="id2" draw:layer="layout" svg:width="3.791cm" svg:height="0.829cm" svg:x="2.429cm" svg:y="14.577cm">
          <text:p text:style-name="P1"><text:span text:style-name="T1">:RuntimeObject</text:span></text:p>
        </draw:rect>
        <draw:connector draw:style-name="gr6" draw:text-style-name="P2" draw:layer="layout" draw:type="curve" draw:line-skew="0.284cm" svg:x1="2.429cm" svg:y1="14.991cm" svg:x2="1.016cm" svg:y2="17.366cm" draw:start-shape="id2" draw:start-glue-point="3" draw:end-shape="id3">
          <text:p text:style-name="P7"/>
        </draw:connector>
        <draw:rect draw:style-name="gr2" draw:text-style-name="P1" draw:id="id4" draw:layer="layout" svg:width="3.791cm" svg:height="0.829cm" svg:x="14.63cm" svg:y="14.162cm">
          <text:p text:style-name="P1"><text:span text:style-name="T1">:RuntimeObject</text:span></text:p>
        </draw:rect>
        <draw:rect draw:style-name="gr7" draw:text-style-name="P1" draw:id="id5" draw:layer="layout" svg:width="2.251cm" svg:height="0.829cm" svg:x="15.398cm" svg:y="16.591cm">
          <text:p text:style-name="P1"><text:span text:style-name="T1">“</text:span><text:span text:style-name="T1">Hello”</text:span></text:p>
        </draw:rect>
        <draw:connector draw:style-name="gr6" draw:text-style-name="P2" draw:layer="layout" draw:type="curve" svg:x1="16.525cm" svg:y1="14.991cm" svg:x2="16.523cm" svg:y2="16.591cm" draw:start-shape="id4" draw:start-glue-point="2" draw:end-shape="id5" draw:end-glue-point="0">
          <text:p text:style-name="P7"/>
        </draw:connector>
        <draw:rect draw:style-name="gr2" draw:text-style-name="P1" draw:layer="layout" svg:width="5.717cm" svg:height="0.829cm" svg:x="1.017cm" svg:y="17.782cm">
          <text:p text:style-name="P1"><text:span text:style-name="T1">typeDefinition =&gt;Class X { ... }</text:span></text:p>
        </draw:rect>
        <draw:rect draw:style-name="gr2" draw:text-style-name="P1" draw:id="id6" draw:layer="layout" svg:width="3.791cm" svg:height="0.829cm" svg:x="9.517cm" svg:y="14.187cm">
          <text:p text:style-name="P1"><text:span text:style-name="T1">:RuntimeObject</text:span></text:p>
        </draw:rect>
        <draw:rect draw:style-name="gr7" draw:text-style-name="P1" draw:id="id7" draw:layer="layout" svg:width="5.208cm" svg:height="0.829cm" svg:x="8.808cm" svg:y="16.56cm">
          <text:p text:style-name="P1"><text:span text:style-name="T1">:Class</text:span></text:p>
        </draw:rect>
        <draw:connector draw:style-name="gr6" draw:text-style-name="P2" draw:layer="layout" draw:type="curve" svg:x1="11.412cm" svg:y1="15.016cm" svg:x2="11.412cm" svg:y2="16.56cm" draw:start-shape="id6" draw:start-glue-point="2" draw:end-shape="id7" draw:end-glue-point="0">
          <text:p text:style-name="P7"/>
        </draw:connector>
        <draw:frame draw:style-name="gr8" draw:text-style-name="P6" draw:layer="layout" svg:width="4.113cm" svg:height="0.767cm" svg:x="0.947cm" svg:y="15.572cm">
          <draw:text-box>
            <text:p text:style-name="P6"><text:span text:style-name="T1">data[“kcoreObject”]</text:span></text:p>
          </draw:text-box>
        </draw:frame>
        <draw:rect draw:style-name="gr2" draw:text-style-name="P1" draw:layer="layout" svg:width="5.213cm" svg:height="0.829cm" svg:x="8.806cm" svg:y="17.357cm">
          <text:p text:style-name="P1"><text:span text:style-name="T1">typeDefinition =&gt;Class Y { }</text:span></text:p>
        </draw:rect>
        <draw:frame draw:style-name="gr8" draw:text-style-name="P6" draw:layer="layout" svg:width="4.113cm" svg:height="0.767cm" svg:x="11.444cm" svg:y="15.336cm">
          <draw:text-box>
            <text:p text:style-name="P6"><text:span text:style-name="T1">data[“kcoreObject”]</text:span></text:p>
          </draw:text-box>
        </draw:frame>
        <draw:frame draw:style-name="gr8" draw:text-style-name="P6" draw:layer="layout" svg:width="4.045cm" svg:height="0.767cm" svg:x="16.515cm" svg:y="15.336cm">
          <draw:text-box>
            <text:p text:style-name="P6"><text:span text:style-name="T1">data[“StringValue”]</text:span></text:p>
          </draw:text-box>
        </draw:frame>
        <draw:connector draw:style-name="gr9" draw:text-style-name="P5" draw:layer="layout" svg:x1="6.239cm" svg:y1="12.857cm" svg:x2="11.412cm" svg:y2="14.187cm" draw:start-shape="id1" draw:start-glue-point="1" draw:end-shape="id6" draw:end-glue-point="0">
          <text:p text:style-name="P7"/>
        </draw:connector>
        <draw:connector draw:style-name="gr9" draw:text-style-name="P5" draw:layer="layout" svg:x1="6.239cm" svg:y1="12.857cm" svg:x2="16.525cm" svg:y2="14.162cm" draw:start-shape="id1" draw:start-glue-point="1" draw:end-shape="id4" draw:end-glue-point="0">
          <text:p text:style-name="P7"/>
        </draw:connector>
        <draw:frame draw:style-name="gr10" draw:text-style-name="P6" draw:layer="layout" svg:width="3.495cm" svg:height="0.767cm" svg:x="11.445cm" svg:y="13.137cm">
          <draw:text-box>
            <text:p text:style-name="P6"><text:span text:style-name="T1">properties[“r_y”]</text:span></text:p>
          </draw:text-box>
        </draw:frame>
        <draw:frame draw:style-name="gr8" draw:text-style-name="P6" draw:layer="layout" svg:width="3.753cm" svg:height="0.767cm" svg:x="16.546cm" svg:y="13.138cm">
          <draw:text-box>
            <text:p text:style-name="P6"><text:span text:style-name="T1">properties[“r_str”]</text:span></text:p>
          </draw:text-box>
        </draw:frame>
        <draw:line draw:style-name="gr11" draw:text-style-name="P5" draw:layer="layout" svg:x1="0.423cm" svg:y1="11.531cm" svg:x2="20.535cm" svg:y2="11.531cm">
          <text:p text:style-name="P7"/>
        </draw:line>
        <draw:frame draw:style-name="gr12" draw:layer="layout" svg:width="3.177cm" svg:height="1.017cm" svg:x="0.423cm" svg:y="11.535cm">
          <draw:text-box>
            <text:p text:style-name="P7">Java side</text:p>
          </draw:text-box>
        </draw:frame>
        <draw:frame draw:style-name="gr12" draw:layer="layout" svg:width="4.236cm" svg:height="1.017cm" svg:x="0.423cm" svg:y="10.469cm">
          <draw:text-box>
            <text:p text:style-name="P7">Kermeta side</text:p>
          </draw:text-box>
        </draw:frame>
        <draw:connector draw:style-name="gr13" draw:text-style-name="P5" draw:layer="layout" draw:type="line" svg:x1="9.517cm" svg:y1="14.601cm" svg:x2="6.239cm" svg:y2="12.857cm" draw:start-shape="id6" draw:start-glue-point="3" draw:end-shape="id1">
          <text:p text:style-name="P7"/>
        </draw:connector>
        <draw:frame draw:style-name="gr10" draw:text-style-name="P6" draw:layer="layout" svg:width="3.216cm" svg:height="0.767cm" svg:x="7.615cm" svg:y="13.217cm">
          <draw:text-box>
            <text:p text:style-name="P6"><text:span text:style-name="T1">getContainer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4c4c4c" draw:marker-start-width="0.3cm" draw:marker-start-center="false" draw:marker-end-width="0.3cm" draw:marker-end-center="false" draw:fill="solid" draw:fill-color="#94bd5e" draw:fill-gradient-name="Gradient_20_7" draw:fill-hatch-name="Hatch_20_4" draw:fill-image-name="Bitmape_20_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6-07-26T09:03:07</meta:creation-date>
    <dc:date>2006-07-26T11:35:39</dc:date>
    <dc:language>en-US</dc:language>
    <meta:editing-cycles>11</meta:editing-cycles>
    <meta:editing-duration>PT2H32M3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